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EC7000026B541F45BD5.svm"/>
  <manifest:file-entry manifest:media-type="" manifest:full-path="Pictures/200000070000469A000039C7150E9D45.svm"/>
  <manifest:file-entry manifest:media-type="" manifest:full-path="Pictures/20000007000025FA000015B7A1268597.svm"/>
  <manifest:file-entry manifest:media-type="" manifest:full-path="Pictures/200000070000237D0000180DEADA6DEA.svm"/>
  <manifest:file-entry manifest:media-type="" manifest:full-path="Pictures/200000070000513A00001A4F72D2F7B6.svm"/>
  <manifest:file-entry manifest:media-type="" manifest:full-path="Pictures/200000070000522C00002F44CB3D6603.svm"/>
  <manifest:file-entry manifest:media-type="" manifest:full-path="Pictures/20000007000025FA00001F99BE3AC3C5.svm"/>
  <manifest:file-entry manifest:media-type="" manifest:full-path="Pictures/20000007000030FE000016541BD12A2C.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4.129cm" style:rel-column-width="15919*"/>
    </style:style>
    <style:style style:name="Tableau1.B" style:family="table-column">
      <style:table-column-properties style:column-width="2.522cm" style:rel-column-width="9724*"/>
    </style:style>
    <style:style style:name="Tableau1.C" style:family="table-column">
      <style:table-column-properties style:column-width="2.496cm" style:rel-column-width="9622*"/>
    </style:style>
    <style:style style:name="Tableau1.D" style:family="table-column">
      <style:table-column-properties style:column-width="7.851cm" style:rel-column-width="30270*"/>
    </style:style>
    <style:style style:name="Tableau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au1.D1" style:family="table-cell">
      <style:table-cell-properties fo:background-color="#ffffcc" fo:padding="0.097cm" fo:border="0.002cm solid #000000">
        <style:background-image/>
      </style:table-cell-properties>
    </style:style>
    <style:style style:name="Tableau1.A2" style:family="table-cell">
      <style:table-cell-properties fo:background-color="#dddddd" fo:padding="0.097cm" fo:border-left="0.002cm solid #000000" fo:border-right="none" fo:border-top="none" fo:border-bottom="0.002cm solid #000000">
        <style:background-image/>
      </style:table-cell-properties>
    </style:style>
    <style:style style:name="Tableau1.B2" style:family="table-cell">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Tableau4" style:family="table">
      <style:table-properties style:width="16.999cm" table:align="margins"/>
    </style:style>
    <style:style style:name="Tableau4.A" style:family="table-column">
      <style:table-column-properties style:column-width="2.835cm" style:rel-column-width="1607*"/>
    </style:style>
    <style:style style:name="Tableau4.B" style:family="table-column">
      <style:table-column-properties style:column-width="2.949cm" style:rel-column-width="1672*"/>
    </style:style>
    <style:style style:name="Tableau4.C" style:family="table-column">
      <style:table-column-properties style:column-width="3.099cm" style:rel-column-width="1757*"/>
    </style:style>
    <style:style style:name="Tableau4.D" style:family="table-column">
      <style:table-column-properties style:column-width="6.916cm" style:rel-column-width="3921*"/>
    </style:style>
    <style:style style:name="Tableau4.E" style:family="table-column">
      <style:table-column-properties style:column-width="1.199cm" style:rel-column-width="680*"/>
    </style:style>
    <style:style style:name="Tableau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au4.E1" style:family="table-cell">
      <style:table-cell-properties fo:background-color="#ffffcc" fo:padding="0.097cm" fo:border="0.002cm solid #000000">
        <style:background-image/>
      </style:table-cell-properties>
    </style:style>
    <style:style style:name="Tableau4.A2" style:family="table-cell">
      <style:table-cell-properties fo:background-color="#dddddd" fo:padding="0.097cm" fo:border-left="0.002cm solid #000000" fo:border-right="none" fo:border-top="none" fo:border-bottom="0.002cm solid #000000">
        <style:background-image/>
      </style:table-cell-properties>
    </style:style>
    <style:style style:name="Tableau4.B2" style:family="table-cell">
      <style:table-cell-properties fo:padding="0.097cm" fo:border-left="0.002cm solid #000000" fo:border-right="none" fo:border-top="none" fo:border-bottom="0.002cm solid #000000"/>
    </style:style>
    <style:style style:name="Tableau4.E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18pt" fo:language="fr" fo:country="FR"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8pt" fo:language="fr" fo:country="FR" fo:font-style="italic" fo:font-weight="bold" style:font-size-asian="18pt" style:font-style-asian="italic" style:font-weight-asian="bold" style:font-size-complex="18pt" style:font-style-complex="italic" style:font-weight-complex="bold"/>
    </style:style>
    <style:style style:name="P3" style:family="paragraph" style:parent-style-name="Standard">
      <style:paragraph-properties fo:text-align="justify" style:justify-single-word="false"/>
      <style:text-properties fo:font-size="12pt" fo:language="fr" fo:country="FR" fo:font-weight="normal" style:font-size-asian="12pt" style:font-weight-asian="normal" style:font-size-complex="12pt" style:font-weight-complex="normal"/>
    </style:style>
    <style:style style:name="P4" style:family="paragraph" style:parent-style-name="Text_20_body">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5" style:family="paragraph" style:parent-style-name="Text_20_body">
      <style:paragraph-properties fo:text-align="justify" style:justify-single-word="false"/>
      <style:text-properties fo:font-size="11pt" fo:language="fr" fo:country="FR" fo:font-style="italic" fo:font-weight="bold" style:font-size-asian="11pt" style:font-style-asian="italic" style:font-weight-asian="bold" style:font-size-complex="11pt" style:font-style-complex="italic" style:font-weight-complex="bold"/>
    </style:style>
    <style:style style:name="P6" style:family="paragraph" style:parent-style-name="Text_20_body">
      <style:text-properties fo:font-size="11pt" fo:language="fr" fo:country="FR" style:font-size-asian="11pt" style:font-size-complex="11pt"/>
    </style:style>
    <style:style style:name="P7" style:family="paragraph" style:parent-style-name="Text_20_body">
      <style:paragraph-properties fo:text-align="justify" style:justify-single-word="false"/>
      <style:text-properties fo:font-size="11pt" fo:language="fr" fo:country="FR" style:font-size-asian="11pt" style:font-size-complex="11pt"/>
    </style:style>
    <style:style style:name="P8" style:family="paragraph" style:parent-style-name="Text_20_body">
      <style:text-properties fo:font-size="11pt" fo:language="fr" fo:country="FR" fo:font-weight="normal" style:font-size-asian="11pt" style:font-weight-asian="normal" style:font-size-complex="11pt" style:font-weight-complex="normal"/>
    </style:style>
    <style:style style:name="P9" style:family="paragraph" style:parent-style-name="Text_20_body">
      <style:text-properties fo:font-size="11pt" style:font-size-asian="11pt" style:font-size-complex="11pt"/>
    </style:style>
    <style:style style:name="P10" style:family="paragraph" style:parent-style-name="Text_20_body">
      <style:text-properties fo:language="fr" fo:country="FR"/>
    </style:style>
    <style:style style:name="P11" style:family="paragraph" style:parent-style-name="Text_20_body">
      <style:paragraph-properties fo:text-align="justify" style:justify-single-word="false"/>
      <style:text-properties style:text-position="sub 58%" fo:font-size="11pt" fo:language="fr" fo:country="FR" fo:font-style="normal" fo:font-weight="normal" style:font-size-asian="11pt" style:font-style-asian="normal" style:font-weight-asian="normal" style:font-size-complex="11pt" style:font-style-complex="normal" style:font-weight-complex="normal"/>
    </style:style>
    <style:style style:name="P12" style:family="paragraph" style:parent-style-name="Table_20_Contents">
      <style:text-properties fo:font-size="9pt" fo:font-weight="bold" style:font-size-asian="9pt" style:font-weight-asian="bold" style:font-size-complex="9pt" style:font-weight-complex="bold"/>
    </style:style>
    <style:style style:name="P13" style:family="paragraph" style:parent-style-name="Table_20_Contents">
      <style:text-properties fo:font-size="9pt" fo:font-style="italic" fo:font-weight="bold" style:font-size-asian="9pt" style:font-style-asian="italic" style:font-weight-asian="bold" style:font-size-complex="9pt" style:font-style-complex="italic" style:font-weight-complex="bold"/>
    </style:style>
    <style:style style:name="P14" style:family="paragraph" style:parent-style-name="Table_20_Contents">
      <style:text-properties fo:font-size="8pt" style:font-size-asian="8pt" style:font-size-complex="8pt"/>
    </style:style>
    <style:style style:name="P15" style:family="paragraph" style:parent-style-name="Table_20_Contents">
      <style:text-properties fo:font-size="9pt" fo:font-weight="bold" style:font-size-asian="9pt" style:font-weight-asian="bold" style:font-size-complex="9pt" style:font-weight-complex="bold"/>
    </style:style>
    <style:style style:name="P16" style:family="paragraph" style:parent-style-name="Table_20_Contents">
      <style:text-properties fo:font-size="9pt" fo:font-style="italic" fo:font-weight="bold" style:font-size-asian="9pt" style:font-style-asian="italic" style:font-weight-asian="bold" style:font-size-complex="9pt" style:font-style-complex="italic" style:font-weight-complex="bold"/>
    </style:style>
    <style:style style:name="P17" style:family="paragraph" style:parent-style-name="Table_20_Contents">
      <style:text-properties fo:font-size="8pt" style:font-size-asian="8pt" style:font-size-complex="8pt"/>
    </style:style>
    <style:style style:name="P18" style:family="paragraph" style:parent-style-name="Table_20_Contents">
      <style:text-properties fo:font-size="7pt" style:font-size-asian="7pt" style:font-size-complex="7pt"/>
    </style:style>
    <style:style style:name="P19" style:family="paragraph" style:parent-style-name="Standard">
      <style:paragraph-properties fo:text-align="justify" style:justify-single-word="false"/>
      <style:text-properties fo:font-size="12pt" fo:language="fr" fo:country="FR" fo:font-weight="normal" style:font-size-asian="12pt" style:font-weight-asian="normal" style:font-size-complex="12pt" style:font-weight-complex="normal"/>
    </style:style>
    <style:style style:name="P20" style:family="paragraph" style:parent-style-name="Contents_20_1">
      <style:paragraph-properties>
        <style:tab-stops>
          <style:tab-stop style:position="16.999cm" style:type="right" style:leader-style="dotted" style:leader-text="."/>
        </style:tab-stops>
      </style:paragraph-properties>
    </style:style>
    <style:style style:name="P21" style:family="paragraph" style:parent-style-name="Heading_20_1">
      <style:paragraph-properties fo:text-align="justify" style:justify-single-word="false"/>
      <style:text-properties fo:font-size="18pt" fo:language="fr" fo:country="FR" fo:font-style="normal" fo:font-weight="bold" style:font-size-asian="18pt" style:font-style-asian="normal" style:font-weight-asian="bold" style:font-size-complex="18pt" style:font-style-complex="normal" style:font-weight-complex="bold"/>
    </style:style>
    <style:style style:name="P22" style:family="paragraph" style:parent-style-name="Contents_20_2">
      <style:paragraph-properties>
        <style:tab-stops>
          <style:tab-stop style:position="16.499cm" style:type="right" style:leader-style="dotted" style:leader-text="."/>
        </style:tab-stops>
      </style:paragraph-properties>
    </style:style>
    <style:style style:name="P23" style:family="paragraph" style:parent-style-name="Contents_20_3">
      <style:paragraph-properties>
        <style:tab-stops>
          <style:tab-stop style:position="16cm" style:type="right" style:leader-style="dotted" style:leader-text="."/>
        </style:tab-stops>
      </style:paragraph-properties>
    </style:style>
    <style:style style:name="P24" style:family="paragraph" style:parent-style-name="Text_20_body" style:list-style-name="L1">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25" style:family="paragraph" style:parent-style-name="Text_20_body">
      <style:text-properties fo:font-size="11pt" fo:language="fr" fo:country="FR" style:font-size-asian="11pt" style:font-size-complex="11pt"/>
    </style:style>
    <style:style style:name="P26" style:family="paragraph" style:parent-style-name="Text_20_body" style:list-style-name="L5">
      <style:text-properties fo:font-size="11pt" fo:language="fr" fo:country="FR" style:font-size-asian="11pt" style:font-size-complex="11pt"/>
    </style:style>
    <style:style style:name="P27" style:family="paragraph" style:parent-style-name="Text_20_body" style:list-style-name="L7">
      <style:text-properties fo:font-size="11pt" fo:language="fr" fo:country="FR" fo:font-weight="normal" style:font-size-asian="11pt" style:font-weight-asian="normal" style:font-size-complex="11pt" style:font-weight-complex="normal"/>
    </style:style>
    <style:style style:name="P28" style:family="paragraph" style:parent-style-name="Text_20_body">
      <style:text-properties fo:font-size="11pt" style:font-size-asian="11pt" style:font-size-complex="11pt"/>
    </style:style>
    <style:style style:name="P29" style:family="paragraph" style:parent-style-name="Text_20_body" style:list-style-name="L2">
      <style:text-properties fo:font-size="11pt" style:font-size-asian="11pt" style:font-size-complex="11pt"/>
    </style:style>
    <style:style style:name="P30" style:family="paragraph" style:parent-style-name="Text_20_body" style:list-style-name="L3">
      <style:text-properties fo:font-size="11pt" style:font-size-asian="11pt" style:font-size-complex="11pt"/>
    </style:style>
    <style:style style:name="P31" style:family="paragraph" style:parent-style-name="Text_20_body" style:list-style-name="L4">
      <style:text-properties fo:font-size="11pt" style:font-size-asian="11pt" style:font-size-complex="11pt"/>
    </style:style>
    <style:style style:name="P32" style:family="paragraph" style:parent-style-name="Text_20_body" style:list-style-name="L6">
      <style:text-properties fo:font-size="11pt" style:font-size-asian="11pt" style:font-size-complex="11pt"/>
    </style:style>
    <style:style style:name="P33" style:family="paragraph">
      <style:paragraph-properties fo:text-align="center"/>
    </style:style>
    <style:style style:name="P34" style:family="paragraph">
      <style:text-properties fo:font-style="italic" fo:font-weight="bold" style:font-style-asian="italic" style:font-weight-asian="bold" style:font-style-complex="italic" style:font-weight-complex="bold"/>
    </style:style>
    <style:style style:name="P35" style:family="paragraph">
      <style:text-properties fo:font-size="8pt" fo:font-style="italic" fo:font-weight="bold" style:font-size-asian="8pt" style:font-style-asian="italic" style:font-weight-asian="bold" style:font-size-complex="8pt" style:font-style-complex="italic" style:font-weight-complex="bold"/>
    </style:style>
    <style:style style:name="T1" style:family="text">
      <style:text-properties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ize="11pt" fo:font-style="italic" fo:font-weight="bold" style:font-size-asian="11pt" style:font-style-asian="italic" style:font-weight-asian="bold" style:font-size-complex="11pt" style:font-style-complex="italic" style:font-weight-complex="bold"/>
    </style:style>
    <style:style style:name="T7" style:family="text">
      <style:text-properties fo:font-size="11pt" style:font-size-asian="11pt" style:font-size-complex="11pt"/>
    </style:style>
    <style:style style:name="T8" style:family="text">
      <style:text-properties style:text-underline-style="none"/>
    </style:style>
    <style:style style:name="T9" style:family="text">
      <style:text-properties fo:font-size="8pt" fo:font-style="italic" fo:font-weight="bold" style:font-size-asian="8pt" style:font-style-asian="italic" style:font-weight-asian="bold" style:font-size-complex="8pt" style:font-style-complex="italic"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style:style style:name="gr1"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0000ff" draw:marker-start-width="0.427cm" draw:marker-end-width="0.427cm"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99ffcc" draw:opacity="50%" draw:textarea-horizontal-align="center" draw:textarea-vertical-align="middle" draw:shadow-opacity="50%"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531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Description des échanges entre </text:p>
      <text:p text:style-name="P1">les divers acteurs du système</text:p>
      <text:p text:style-name="P2">Air Conditioner Solar Management System</text:p>
      <text:p text:style-name="P3"/>
      <text:p text:style-name="P3"/>
      <text:p text:style-name="P3"/>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20">1.Composition du système (voir SysML)<text:tab/>2</text:p>
          <text:p text:style-name="P22">1.1.Description des éléments du système <text:tab/>2</text:p>
          <text:p text:style-name="P22">1.2.Interactions entre les éléments du système <text:tab/>3</text:p>
          <text:p text:style-name="P20">2.Echanges entre les principaux acteurs du système<text:tab/>4</text:p>
          <text:p text:style-name="P22">2.1.Echange Air conditioner – Gateway <text:tab/>6</text:p>
          <text:p text:style-name="P23">2.1.1.Description de l'échange globalement<text:tab/>6</text:p>
          <text:p text:style-name="P23">2.1.2.Variables d'échange<text:tab/>7</text:p>
          <text:p text:style-name="P23">2.1.3.Description des variables d'échange<text:tab/>7</text:p>
          <text:p text:style-name="P22">2.2.Echange Gateway - SystemManager<text:tab/>8</text:p>
          <text:p text:style-name="P23">2.2.1.Description de l'échange globalement<text:tab/>8</text:p>
          <text:p text:style-name="P23">2.2.2.Variable d'échange<text:tab/>8</text:p>
          <text:p text:style-name="P23">2.2.3.Description des variables d'échange<text:tab/>9</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21" text:outline-level="1">Composition du système (voir SysML)</text:h>
      <text:p text:style-name="P4"/>
      <text:p text:style-name="P4"><draw:frame draw:style-name="fr1" draw:name="images1" text:anchor-type="paragraph" svg:width="16.999cm" svg:height="5.505cm" draw:z-index="0"><draw:image xlink:href="Pictures/200000070000513A00001A4F72D2F7B6.svm" xlink:type="simple" xlink:show="embed" xlink:actuate="onLoad"/></draw:frame></text:p>
      <text:h text:style-name="Heading_20_2" text:outline-level="2">Description des éléments du système </text:h>
      <text:p text:style-name="P4"/>
      <text:p text:style-name="P4"><text:span text:style-name="T3">Air Conditioner</text:span> : Les climatiseurs Mitsubishi air-air monosplit. Il y en 4 (salon, salle à manger, entrée, couloir). </text:p>
      <text:p text:style-name="P4"><text:span text:style-name="T3">Remote Device </text:span>: Ce sont les télécommandes des climatiseurs joignables en 433MHz FSK (module RT606) par une pile « propriétaire » <text:span text:style-name="T4">RT606HomeStack</text:span> (Remote Device and Gateway). Le protocole est documenté, il fonctionne sur STM32F103 (passerelle) et STM32L041 (Remote Device). La pile fonctionne un peu à la façon de Xbee (My , destination adress, broadcast). Chaque remote device commande son climatiseur par infra-rouge (comme un télécommande classique)</text:p>
      <text:p text:style-name="P4"><text:span text:style-name="T3">Gateway </text:span>: passerelle entre le réseau des Remote Device et le System Manager. La liaison se fait avec ce dernier via une liaison UART classique. Le protocole de communication <text:span text:style-name="T4">UARTStack</text:span> reste à faire. On pourrait se baser sur les trames du <text:span text:style-name="T8">protocole </text:span><text:span text:style-name="T4">RT606HomeStack</text:span>. Les informations reçues par la passerelle depuis les divers <text:span text:style-name="T2">remote Devices</text:span> sont centralisées pour être transmises vers le <text:span text:style-name="T2">System Manager</text:span>. Inversement ce dernier donne les ordres aux <text:span text:style-name="T2">remote devices</text:span> via la passerelle, et à partir d'une stratégie établie (paramétrée en partie par le user (voir System Manager)</text:p>
      <text:p text:style-name="P4"><text:soft-page-break/><text:span text:style-name="T3">System Manager </text:span>: Unité basé sur une <text:span text:style-name="T2">Raspberry pi 2 </text:span>et un écran tactile. Logiciel en <text:span text:style-name="T2">Python</text:span> et <text:span text:style-name="T2">Tkinter </text:span>pour l'es objets graphiques du touch sreen. Le <text:span text:style-name="T2">system manager </text:span>élabore toute la stratégie de commande des climatiseurs, il communique :</text:p>
      <text:list xml:id="list6522024857359997978" text:style-name="L1">
        <text:list-item>
          <text:p text:style-name="P24">vers la passerelle en UART pour recevoir l'état des climatiseurs et transmettre des nouveaux ordres.</text:p>
        </text:list-item>
        <text:list-item>
          <text:p text:style-name="P24">vers l'onduleur en HTTP via des requêtes locale (<text:span text:style-name="T2">system manager</text:span>-box-onduleur),</text:p>
        </text:list-item>
        <text:list-item>
          <text:p text:style-name="P24">vers le web en HTTP pour recevoir les informations EDF tempo, pour recevoir les infos météo ?</text:p>
        </text:list-item>
        <text:list-item>
          <text:p text:style-name="P24">Avec le user via le touch screen pour paramétrer le système, pour visualiser en temps réels les flux d'énergie de la maison, de l'onduleur, de la voiture ?</text:p>
        </text:list-item>
      </text:list>
      <text:p text:style-name="P4"/>
      <text:p text:style-name="P5">L'ensemble PV + onduleur + Smart Meter <text:span text:style-name="T5">: c'est évidemment le système de production d'énergie PV. Les informations utiles se trouvent au niveau du Smart Meter et sont utilisables via l'onduleur et son lien Ethernet, en utilisant l'API fournie par Fronius (voir document dans le répertoire RS585)</text:span></text:p>
      <text:p text:style-name="P4"/>
      <text:h text:style-name="Heading_20_2" text:outline-level="2">Interactions entre les éléments du système </text:h>
      <text:p text:style-name="P4"/>
      <text:p text:style-name="P11"><draw:frame draw:style-name="fr2" draw:name="images2" text:anchor-type="paragraph" svg:width="16.999cm" svg:height="9.777cm" draw:z-index="1"><draw:image xlink:href="Pictures/200000070000522C00002F44CB3D6603.svm" xlink:type="simple" xlink:show="embed" xlink:actuate="onLoad"/></draw:frame><draw:rect text:anchor-type="paragraph" draw:z-index="2" draw:style-name="gr1" draw:text-style-name="P33" svg:width="16.357cm" svg:height="10.05cm" svg:x="0.201cm" svg:y="0.164cm"><text:p/></draw:rect></text:p>
      <text:p text:style-name="P4"/>
      <text:p text:style-name="P4"/>
      <text:p text:style-name="P4"/>
      <text:p text:style-name="P4"/>
      <text:p text:style-name="P4"/>
      <text:h text:style-name="Heading_20_1" text:outline-level="1"><text:soft-page-break/>Echanges entre les principaux acteurs du système</text:h>
      <text:p text:style-name="Text_20_body"/>
      <text:p text:style-name="Text_20_body"><draw:frame draw:style-name="fr1" draw:name="images3" text:anchor-type="paragraph" svg:width="16.999cm" svg:height="13.908cm" draw:z-index="3"><draw:image xlink:href="Pictures/200000070000469A000039C7150E9D45.svm" xlink:type="simple" xlink:show="embed" xlink:actuate="onLoad"/></draw:frame><draw:ellipse text:anchor-type="paragraph" draw:z-index="6" draw:style-name="gr2" draw:text-style-name="P33" svg:width="4.347cm" svg:height="1.188cm" svg:x="4.397cm" svg:y="1.409cm"><text:p/></draw:ellipse></text:p>
      <text:p text:style-name="P9">A ce stade les échanges sont encore assez généraux. On observe 3 processus de communication qui se déroulent en même temps, à des périodicités différentes. </text:p>
      <text:p text:style-name="P9"/>
      <text:p text:style-name="P9"/>
      <text:p text:style-name="Text_20_body"><text:span text:style-name="T6">Transaction </text:span><text:span text:style-name="T7">: Correspond à un message asynchrone associé à sa réponse (voir ci-dessus, bulle bleue). Il existe donc 3 types de transaction :</text:span></text:p>
      <text:list xml:id="list5791177790014444377" text:style-name="L2">
        <text:list-item>
          <text:p text:style-name="P29">Entre un <text:span text:style-name="T2">RmDv</text:span> et la<text:span text:style-name="T2"> Gateway </text:span>: utilisation du protocole <text:span text:style-name="T4">RT606HomeStack</text:span> (pile com propriétaire),</text:p>
        </text:list-item>
        <text:list-item>
          <text:p text:style-name="P29">Entre la <text:span text:style-name="T2">Gateway</text:span> et le <text:span text:style-name="T2">System Manager</text:span> : utilisation d'un protocole UART, <text:span text:style-name="T4">UART_Stack</text:span> <text:s/>à définir...</text:p>
        </text:list-item>
        <text:list-item>
          <text:p text:style-name="P29">Entre le <text:span text:style-name="T2">System Manager</text:span> et l'onduleur : utilisation de requête <text:span text:style-name="T4">HTTP</text:span>.</text:p>
        </text:list-item>
      </text:list>
      <text:p text:style-name="P9">Elles <text:s/>sont toutes basées sur le même principe : une requête, une réponse.</text:p>
      <text:p text:style-name="P9"/>
      <text:p text:style-name="P9"/>
      <text:p text:style-name="P9"><text:soft-page-break/>On note que deux acteurs sont maîtres (à l'initiative des requêtes des transactions) :</text:p>
      <text:list xml:id="list5526214465704925504" text:style-name="L3">
        <text:list-item>
          <text:p text:style-name="P30">les <text:span text:style-name="T2">RmDv</text:span> (4 associés aux climatiseurs et 1 pour la température extérieure)</text:p>
        </text:list-item>
        <text:list-item>
          <text:p text:style-name="P30">le <text:span text:style-name="T2">System Manager</text:span> (Raspberry pi, programme Phyton) </text:p>
        </text:list-item>
      </text:list>
      <text:p text:style-name="P9"/>
      <text:p text:style-name="P9">Le point de gestion délicat est donc la <text:span text:style-name="T2">Gateway</text:span> qui reçoit jusqu'à 6 messages asynchrones. Le choix qui est fait pour cette gestion est celle d'une boucle sans fin jamais bloquante qui tour à tour srute des indicateurs d'arrivée de message (5 pour la pile <text:span text:style-name="T4">RT606HomeStack</text:span>, et 1 pour le <text:span text:style-name="T2">System Manager</text:span>).</text:p>
      <text:p text:style-name="P9"/>
      <text:p text:style-name="P9"/>
      <text:p text:style-name="P9"><draw:frame draw:style-name="fr2" draw:name="images6" text:anchor-type="paragraph" svg:width="11.975cm" svg:height="9.91cm" draw:z-index="7"><draw:image xlink:href="Pictures/2000000700002EC7000026B541F45BD5.svm" xlink:type="simple" xlink:show="embed" xlink:actuate="onLoad"/></draw:frame></text:p>
      <text:p text:style-name="P9">De cette manière :</text:p>
      <text:list xml:id="list2638662880049959782" text:style-name="L4">
        <text:list-item>
          <text:p text:style-name="P31">on ne se pose pas la question d'accès multiple à un variable partagée par un <text:span text:style-name="T2">RmDv</text:span> et le <text:span text:style-name="T2">Sytem Manager</text:span> puisque dès qu'une transaction démarre, elle se finit (au pire un timeout permet d'interrompre une transaction infructueuse. Du coup les autres requêtes susceptibles d'arriver sont simplement mises en attente d'être traitée.</text:p>
        </text:list-item>
        <text:list-item>
          <text:p text:style-name="P31">Le temps alloué pour chaque tâche doit être rapide. C'est pour cela que l'on préfère que le <text:span text:style-name="T2">Système Manager</text:span> alimente en surréchantillonnant une variable d'échange dans la <text:span text:style-name="T2">Gateway</text:span>, de manière à ce que cette dernière dispose localement de la data à renvoyer. </text:p>
        </text:list-item>
      </text:list>
      <text:p text:style-name="P9"/>
      <text:p text:style-name="P9"/>
      <text:p text:style-name="P9"/>
      <text:p text:style-name="P9"/>
      <text:p text:style-name="P9"/>
      <text:h text:style-name="Heading_20_2" text:outline-level="2"><text:soft-page-break/>Echange Air conditioner – Gateway </text:h>
      <text:h text:style-name="Heading_20_3" text:outline-level="3">Description de l'échange globalement</text:h>
      <text:p text:style-name="Text_20_body"/>
      <text:p text:style-name="P10"><draw:frame draw:style-name="fr3" draw:name="images4" text:anchor-type="paragraph" svg:x="1.658cm" svg:y="-0.198cm" svg:width="12.435cm" svg:height="5.629cm" draw:z-index="4"><draw:image xlink:href="Pictures/20000007000030FE000016541BD12A2C.svm" xlink:type="simple" xlink:show="embed" xlink:actuate="onLoad"/></draw:frame></text:p>
      <text:p text:style-name="P7">Dans cet échange, le maître est le <text:span text:style-name="T2">Remote Device</text:span>. C'est lui qui se réveille à intervalle régulier <text:s/>(typiquement 30 mn), puis se rendort immédiatement après l'échange pour économiser les deux piles AAA de 1,5V embarquées.</text:p>
      <text:list xml:id="list400967337570390452" text:style-name="L5">
        <text:list-item>
          <text:p text:style-name="P26">Il envoie les informations (comme la température actuelle typiquement) vers la <text:span text:style-name="T2">gateway</text:span> qui en retour va lui fournir les ordres de configurations (nouveau set de température, prochain intervalle de réponse). Parmi les informations, il y a aussi une information d'écart de temps par rapport aux attendus. En effet, la <text:span text:style-name="T2">Gateway</text:span> possède un temps réel (RTC externe ou encore Raspberry pi). Les <text:span text:style-name="T2">remote devices</text:span> quant à eux, fonctionne avec leur RTC embarquée clockée par la HSI (RC 40kHz) peu précise.</text:p>
        </text:list-item>
        <text:list-item>
          <text:p text:style-name="P26">Après cet échange ou après un éventuel timeout, le <text:span text:style-name="T2">remote device</text:span> fournit un message d'état pour que la <text:span text:style-name="T2">Gateway</text:span> puisse savoir si tout s'est bien passé. En retour, la <text:span text:style-name="T2">Gateway</text:span> envoie un acquittement.</text:p>
        </text:list-item>
      </text:list>
      <text:p text:style-name="P6">Dans tous les cas, si le master n'a pas reçu sa réponse (même un simple acquittement), il réitère l'opération jusqu'à 3 fois. </text:p>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Heading_20_3" text:outline-level="3"><text:soft-page-break/>Variables d'échange</text:h>
      <text:p text:style-name="P6"><draw:frame draw:style-name="fr3" draw:name="images5" text:anchor-type="paragraph" svg:x="0.37cm" svg:y="0.261cm" svg:width="11.218cm" svg:height="8.668cm" draw:z-index="5"><draw:image xlink:href="Pictures/20000007000025FA00001F99BE3AC3C5.svm" xlink:type="simple" xlink:show="embed" xlink:actuate="onLoad"/></draw:frame><draw:ellipse text:anchor-type="paragraph" draw:z-index="9" draw:style-name="gr3" draw:text-style-name="P33" svg:width="2.154cm" svg:height="3.61cm" svg:x="5.002cm" svg:y="0.727cm"><text:p/></draw:ellipse><draw:frame text:anchor-type="paragraph" draw:z-index="10" draw:style-name="gr4" draw:text-style-name="P35" svg:width="1.4cm" svg:height="0.532cm" svg:x="5.551cm" svg:y="0.381cm"><draw:text-box><text:p text:style-name="P34"><text:span text:style-name="T9">FSKStack</text:span></text:p></draw:text-box></draw:frame></text:p>
      <text:p text:style-name="P6"><text:span text:style-name="T2">GW_Clim</text:span> est un type utilisé pour générer 4 variables qui seront <text:span text:style-name="T2">Clim_Salon, Clim_SAManger, Clim_Couloir</text:span> et <text:span text:style-name="T2">Clim_Entree</text:span>.</text:p>
      <text:p text:style-name="P6">Le type inclut deux sous-structures , l'une portant sur l'état de la transaction, l'autre sur les données proprement dites.</text:p>
      <text:p text:style-name="P6"/>
      <text:h text:style-name="Heading_20_3" text:outline-level="3">Description des variables d'échange</text:h>
      <text:p text:style-name="P6"/>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12">Transaction</text:p>
          </table:table-cell>
          <table:table-cell table:style-name="Tableau1.A1" office:value-type="string">
            <text:p text:style-name="P13">Variable</text:p>
            <text:p text:style-name="P13">RmDv</text:p>
          </table:table-cell>
          <table:table-cell table:style-name="Tableau1.A1" office:value-type="string">
            <text:p text:style-name="P13">Variable</text:p>
            <text:p text:style-name="P13">GateWay</text:p>
          </table:table-cell>
          <table:table-cell table:style-name="Tableau1.D1" office:value-type="string">
            <text:p text:style-name="P13">Commentaires</text:p>
          </table:table-cell>
        </table:table-row>
        <table:table-row>
          <table:table-cell table:style-name="Tableau1.A2" office:value-type="string">
            <text:p text:style-name="P14">RmDv2Gw_Req (req.)</text:p>
          </table:table-cell>
          <table:table-cell table:style-name="Tableau1.B2" office:value-type="string">
            <text:p text:style-name="P14">ActualTemp</text:p>
          </table:table-cell>
          <table:table-cell table:style-name="Tableau1.B2" office:value-type="string">
            <text:p text:style-name="P14">ActualTemp</text:p>
          </table:table-cell>
          <table:table-cell table:style-name="Tableau1.D2" office:value-type="string">
            <text:p text:style-name="P14">float en °C</text:p>
          </table:table-cell>
        </table:table-row>
        <table:table-row>
          <table:table-cell table:style-name="Tableau1.A2" table:number-rows-spanned="3" office:value-type="string">
            <text:p text:style-name="P14">Gw2RmDv_Newset (ans.)</text:p>
          </table:table-cell>
          <table:table-cell table:style-name="Tableau1.B2" office:value-type="string">
            <text:p text:style-name="P14">ActualTempSet</text:p>
          </table:table-cell>
          <table:table-cell table:style-name="Tableau1.B2" office:value-type="string">
            <text:p text:style-name="P14">TempSetToSend</text:p>
          </table:table-cell>
          <table:table-cell table:style-name="Tableau1.D2" office:value-type="string">
            <text:p text:style-name="P14">float en °C</text:p>
          </table:table-cell>
        </table:table-row>
        <table:table-row>
          <table:covered-table-cell/>
          <table:table-cell table:style-name="Tableau1.B2" office:value-type="string">
            <text:p text:style-name="P14">NextWupDelay</text:p>
          </table:table-cell>
          <table:table-cell table:style-name="Tableau1.B2" office:value-type="string">
            <text:p text:style-name="P14">NextWupDelay</text:p>
          </table:table-cell>
          <table:table-cell table:style-name="Tableau1.D2" office:value-type="string">
            <text:p text:style-name="P14">int en secondes (max 15h, cad 54 000 secondes)</text:p>
          </table:table-cell>
        </table:table-row>
        <table:table-row>
          <table:covered-table-cell/>
          <table:table-cell table:style-name="Tableau1.B2" office:value-type="string">
            <text:p text:style-name="P14">ErrorDelay</text:p>
          </table:table-cell>
          <table:table-cell table:style-name="Tableau1.B2" office:value-type="string">
            <text:p text:style-name="P14">ErrorDelay</text:p>
          </table:table-cell>
          <table:table-cell table:style-name="Tableau1.D2" office:value-type="string">
            <text:p text:style-name="P14">int en dixième de secondes (max 109 minutes)</text:p>
          </table:table-cell>
        </table:table-row>
        <table:table-row>
          <table:table-cell table:style-name="Tableau1.A2" office:value-type="string">
            <text:p text:style-name="P14">RmDv2Gw_StatusMssg (req.)</text:p>
          </table:table-cell>
          <table:table-cell table:style-name="Tableau1.B2" office:value-type="string">
            <text:p text:style-name="P14">ErrorStatus</text:p>
          </table:table-cell>
          <table:table-cell table:style-name="Tableau1.B2" office:value-type="string">
            <text:p text:style-name="P14">ErrorStatus</text:p>
          </table:table-cell>
          <table:table-cell table:style-name="Tableau1.D2" office:value-type="string">
            <text:p text:style-name="P14">char code erreur à définir</text:p>
          </table:table-cell>
        </table:table-row>
        <table:table-row>
          <table:table-cell table:style-name="Tableau1.A2" office:value-type="string">
            <text:p text:style-name="P14">Gw2RmDv_Ack (ans.)</text:p>
          </table:table-cell>
          <table:table-cell table:style-name="Tableau1.B2" office:value-type="string">
            <text:p text:style-name="P14">_</text:p>
          </table:table-cell>
          <table:table-cell table:style-name="Tableau1.B2" office:value-type="string">
            <text:p text:style-name="P14">_</text:p>
          </table:table-cell>
          <table:table-cell table:style-name="Tableau1.D2" office:value-type="string">
            <text:p text:style-name="P14">Constante d'acquittement à définir</text:p>
          </table:table-cell>
        </table:table-row>
      </table:table>
      <text:p text:style-name="P6"/>
      <text:h text:style-name="Heading_20_3" text:outline-level="3" text:is-list-header="true"/>
      <text:p text:style-name="P6"/>
      <text:p text:style-name="P6"/>
      <text:p text:style-name="P6"/>
      <text:p text:style-name="P6"/>
      <text:h text:style-name="Heading_20_2" text:outline-level="2"><text:soft-page-break/>Echange Gateway - SystemManager</text:h>
      <text:h text:style-name="Heading_20_3" text:outline-level="3">Description de l'échange globalement</text:h>
      <text:p text:style-name="Text_20_body"><draw:frame draw:style-name="fr3" draw:name="images8" text:anchor-type="paragraph" svg:x="3.39cm" svg:y="0.189cm" svg:width="9.086cm" svg:height="6.158cm" draw:z-index="8"><draw:image xlink:href="Pictures/200000070000237D0000180DEADA6DEA.svm" xlink:type="simple" xlink:show="embed" xlink:actuate="onLoad"/></draw:frame></text:p>
      <text:p text:style-name="P9">Le <text:span text:style-name="T2">System Manager </text:span>est le maître dans cette transaction. Elles ont lieu plus fréquemment que les transactions avec les <text:span text:style-name="T2">RmDv</text:span> (5mn). Le protocole, non encore défini est nommé <text:span text:style-name="T4">UARTStack</text:span>.</text:p>
      <text:list xml:id="list2138470573602875553" text:style-name="L6">
        <text:list-item>
          <text:p text:style-name="P32">Le <text:s/>génère <text:span text:style-name="T2">RmDv</text:span> une requête pour récupérer une donnée non encore lue. Dès lors la Gateway fournit la donnée en réponse à la requête. Si pas de donnée nouvelle, la réponse le précise (voir protocole).</text:p>
        </text:list-item>
        <text:list-item>
          <text:p text:style-name="P32">par la suite une nouvelle requête est générée qui fournit une nouvelle configuration de la climatisation.</text:p>
        </text:list-item>
      </text:list>
      <text:p text:style-name="P9"/>
      <text:p text:style-name="P9"/>
      <text:h text:style-name="Heading_20_3" text:outline-level="3">Variable d'échange</text:h>
      <text:p text:style-name="P9"><draw:frame text:anchor-type="paragraph" draw:z-index="13" draw:style-name="gr4" draw:text-style-name="P35" svg:width="1.4cm" svg:height="0.532cm" svg:x="8.045cm" svg:y="-0.049cm"><draw:text-box><text:p text:style-name="P34"><text:span text:style-name="T9">UARTStack</text:span></text:p></draw:text-box></draw:frame></text:p>
      <text:p text:style-name="P9"><draw:frame draw:style-name="fr2" draw:name="images9" text:anchor-type="paragraph" svg:width="9.723cm" svg:height="5.898cm" draw:z-index="11"><draw:image xlink:href="Pictures/20000007000025FA000015B7A1268597.svm" xlink:type="simple" xlink:show="embed" xlink:actuate="onLoad"/></draw:frame><draw:ellipse text:anchor-type="paragraph" draw:z-index="12" draw:style-name="gr3" draw:text-style-name="P33" svg:width="2.835cm" svg:height="3.61cm" svg:x="7.251cm" svg:y="-0.176cm"><text:p/></draw:ellipse></text:p>
      <text:p text:style-name="P6">Au niveau du <text:span text:style-name="T2">System Manager</text:span>, l'objet <text:span text:style-name="T2">SysMan_Clim</text:span> contient des variables dont certaines sont à visualiser dans l'interface IHM.</text:p>
      <text:p text:style-name="P9"/>
      <text:h text:style-name="Heading_20_3" text:outline-level="3"><text:soft-page-break/>Description des variables d'échange</text:h>
      <text:p text:style-name="P6"/>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12">Transaction</text:p>
          </table:table-cell>
          <table:table-cell table:style-name="Tableau4.A1" office:value-type="string">
            <text:p text:style-name="P13">Variable</text:p>
            <text:p text:style-name="P13">System Manager </text:p>
          </table:table-cell>
          <table:table-cell table:style-name="Tableau4.A1" office:value-type="string">
            <text:p text:style-name="P13">Variable</text:p>
            <text:p text:style-name="P13">GateWay</text:p>
          </table:table-cell>
          <table:table-cell table:style-name="Tableau4.A1" office:value-type="string">
            <text:p text:style-name="P13">Commentaires</text:p>
          </table:table-cell>
          <table:table-cell table:style-name="Tableau4.E1" office:value-type="string">
            <text:p text:style-name="P13">Visual IHM</text:p>
          </table:table-cell>
        </table:table-row>
        <table:table-row>
          <table:table-cell table:style-name="Tableau4.A2" office:value-type="string">
            <text:p text:style-name="P14">SysMan2Gw_Req (req.)</text:p>
          </table:table-cell>
          <table:table-cell table:style-name="Tableau4.B2" office:value-type="string">
            <text:p text:style-name="P18"/>
          </table:table-cell>
          <table:table-cell table:style-name="Tableau4.B2" office:value-type="string">
            <text:p text:style-name="P18"/>
          </table:table-cell>
          <table:table-cell table:style-name="Tableau4.B2" office:value-type="string">
            <text:p text:style-name="P14"/>
          </table:table-cell>
          <table:table-cell table:style-name="Tableau4.E2" office:value-type="string">
            <text:p text:style-name="P14"/>
          </table:table-cell>
        </table:table-row>
        <table:table-row>
          <table:table-cell table:style-name="Tableau4.A2" table:number-rows-spanned="3" office:value-type="string">
            <text:p text:style-name="P14">Gw2SysMan_Info (ans.)</text:p>
          </table:table-cell>
          <table:table-cell table:style-name="Tableau4.B2" office:value-type="string">
            <text:p text:style-name="P18">LastTransactionTimeStamp</text:p>
          </table:table-cell>
          <table:table-cell table:style-name="Tableau4.B2" office:value-type="string">
            <text:p text:style-name="P18">LastTransactionTimeStamp</text:p>
          </table:table-cell>
          <table:table-cell table:style-name="Tableau4.B2" office:value-type="string">
            <text:p text:style-name="P14">Type Time (Structure Year, Month, Day,Hour, Min, Sec)</text:p>
          </table:table-cell>
          <table:table-cell table:style-name="Tableau4.E2" office:value-type="string">
            <text:p text:style-name="P14">oui</text:p>
          </table:table-cell>
        </table:table-row>
        <table:table-row>
          <table:covered-table-cell/>
          <table:table-cell table:style-name="Tableau4.B2" office:value-type="string">
            <text:p text:style-name="P14">LastTemp</text:p>
          </table:table-cell>
          <table:table-cell table:style-name="Tableau4.B2" office:value-type="string">
            <text:p text:style-name="P14">ActualTemp</text:p>
          </table:table-cell>
          <table:table-cell table:style-name="Tableau4.B2" office:value-type="string">
            <text:p text:style-name="P14">float en °C</text:p>
          </table:table-cell>
          <table:table-cell table:style-name="Tableau4.E2" office:value-type="string">
            <text:p text:style-name="P14">oui</text:p>
          </table:table-cell>
        </table:table-row>
        <table:table-row>
          <table:covered-table-cell/>
          <table:table-cell table:style-name="Tableau4.B2" office:value-type="string">
            <text:p text:style-name="P14">ErrorStatus</text:p>
          </table:table-cell>
          <table:table-cell table:style-name="Tableau4.B2" office:value-type="string">
            <text:p text:style-name="P14">ErrorStatus</text:p>
          </table:table-cell>
          <table:table-cell table:style-name="Tableau4.B2" office:value-type="string">
            <text:p text:style-name="P14">Type ErrorCode : à définir</text:p>
          </table:table-cell>
          <table:table-cell table:style-name="Tableau4.E2" office:value-type="string">
            <text:p text:style-name="P14">oui</text:p>
          </table:table-cell>
        </table:table-row>
        <table:table-row>
          <table:table-cell table:style-name="Tableau4.A2" table:number-rows-spanned="2" office:value-type="string">
            <text:p text:style-name="P14">SysMan2Gw_NewSet (req.)</text:p>
          </table:table-cell>
          <table:table-cell table:style-name="Tableau4.B2" office:value-type="string">
            <text:p text:style-name="P14">NextTempSet</text:p>
          </table:table-cell>
          <table:table-cell table:style-name="Tableau4.B2" office:value-type="string">
            <text:p text:style-name="P14">TempSetToSend</text:p>
          </table:table-cell>
          <table:table-cell table:style-name="Tableau4.B2" office:value-type="string">
            <text:p text:style-name="P14">float en °C</text:p>
          </table:table-cell>
          <table:table-cell table:style-name="Tableau4.E2" office:value-type="string">
            <text:p text:style-name="P14">non</text:p>
          </table:table-cell>
        </table:table-row>
        <table:table-row>
          <table:covered-table-cell/>
          <table:table-cell table:style-name="Tableau4.B2" office:value-type="string">
            <text:p text:style-name="P14">NextWupDelay</text:p>
          </table:table-cell>
          <table:table-cell table:style-name="Tableau4.B2" office:value-type="string">
            <text:p text:style-name="P14">NextWupDelay</text:p>
          </table:table-cell>
          <table:table-cell table:style-name="Tableau4.B2" office:value-type="string">
            <text:p text:style-name="P14">int en secondes (max 15h, cad 54 000 secondes)</text:p>
          </table:table-cell>
          <table:table-cell table:style-name="Tableau4.E2" office:value-type="string">
            <text:p text:style-name="P14">non</text:p>
          </table:table-cell>
        </table:table-row>
        <table:table-row>
          <table:table-cell table:style-name="Tableau4.A2" office:value-type="string">
            <text:p text:style-name="P14">Gw2SysMan_Ack (ans.)</text:p>
          </table:table-cell>
          <table:table-cell table:style-name="Tableau4.B2" office:value-type="string">
            <text:p text:style-name="P14">_</text:p>
          </table:table-cell>
          <table:table-cell table:style-name="Tableau4.B2" office:value-type="string">
            <text:p text:style-name="P14">_</text:p>
          </table:table-cell>
          <table:table-cell table:style-name="Tableau4.B2" office:value-type="string">
            <text:p text:style-name="P14">Constante d'acquittement à définir</text:p>
          </table:table-cell>
          <table:table-cell table:style-name="Tableau4.E2" office:value-type="string">
            <text:p text:style-name="P14">non</text:p>
          </table:table-cell>
        </table:table-row>
      </table:table>
      <text:p text:style-name="P6"/>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6"/>
      <text:p text:style-name="P6"/>
      <text:p text:style-name="P6"/>
      <text:p text:style-name="P6"/>
      <text:p text:style-name="P6"/>
      <text:p text:style-name="P6"/>
      <text:p text:style-name="P6"/>
      <text:p text:style-name="P6"/>
      <text:p text:style-name="P6"/>
      <text:p text:style-name="P8"/>
      <text:p text:style-name="P8"/>
      <text:p text:style-name="P8"/>
      <text:p text:style-name="P8"/>
      <text:p text:style-name="P8"><text:soft-page-break/></text:p>
      <text:list xml:id="list8186025645985995899" text:style-name="L7">
        <text:list-header>
          <text:p text:style-name="P27"/>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Square_20_45" draw:display-name="Square 45" svg:viewBox="0 0 1131 1131" svg:d="M0 564l564 567 567-567-567-564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style:font-name="Times New Roman1" fo:font-size="130%"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1" fo:font-size="16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style:font-name="Times New Roman2"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ab/> <text:s text:c="2"/></text:p>
      </style:header>
      <style:footer>
        <text:p text:style-name="Footer"><text:tab/><text:span text:style-name="MT1"><text:tab/></text:span><text:page-number text:select-page="current">10</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4-01-12T09:11:30.25</dc:date>
    <meta:editing-duration>P4DT10H18M10S</meta:editing-duration>
    <meta:editing-cycles>106</meta:editing-cycles>
    <meta:generator>OpenOffice/4.1.13$Win32 OpenOffice.org_project/4113m1$Build-9810</meta:generator>
    <meta:print-date>2011-11-29T11:08:14.52</meta:print-date>
    <dc:creator>Thierry ROCACHER</dc:creator>
    <meta:document-statistic meta:table-count="2" meta:image-count="8" meta:object-count="0" meta:page-count="10" meta:paragraph-count="125" meta:word-count="1202" meta:character-count="7724"/>
    <meta:user-defined meta:name="Info 1"/>
    <meta:user-defined meta:name="Info 2"/>
    <meta:user-defined meta:name="Info 3"/>
    <meta:user-defined meta:name="Info 4"/>
  </office:meta>
</office:document-meta>
</file>